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8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Elias P. Levi; Hyman Joseph Levi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Human sympathy, like the quality of mercy, is twice blessed. <text:s/>It/ blesses him that gives and him that takes. <text:s/>The trials to which/ life is unavoidably exposed are measurably lightened, when we are made to feel/ that creatures whose hearts swell, with tender emotions <text:span text:style-name="T2">stir up</text:span><text:span text:style-name="T3">, yearn with com-/-passion towards us in the hour of distress. <text:s/>All that have/ gathered here, and a much larger number who are absent, grieve now with a/ </text:span><text:span text:style-name="T2">the</text:span><text:span text:style-name="T3"> bereaved parent and his sorrow stricken family. <text:s/>They would, if it lay in/ their power, change this sad scene into one of serene calmness. <text:s/>They/ would for their own comfort and that of the disconsolate household remove the/ funeral pall and point to joys of which death cannot deprive the/ mortals. <text:s/>But the suddenness of the stroke, added to many/ wounds repeatedly inflicted by misfortune, paralyzes every effort/ to relieve the pangs of this separation. <text:s/>With the deepest/ sympathy for the afflicted, I myself fear to express my sentiments,/ lest I intensify pain rather than diminish it by words inadequate/ to the purpose. <text:s/>But is there nothing </text:span><text:span text:style-name="T2">which</text:span><text:span text:style-name="T3"> that a/ servant of God may say advantageously to the cause of religion, </text:span><text:span text:style-name="T2">that</text:span><text:span text:style-name="T3"> which/ is his cause, and to those who suffer at a moment and on an/ occasion so harrowing like the present? <text:s/>The dear youth whom we/ had hoped to have seen walk upon earth in the pursuit of happiness,/</text:span></text:p>
      <text:p text:style-name="P3"><text:span text:style-name="T3"/></text:p>
      <text:p text:style-name="P3"><text:span text:style-name="T3">[Page 2]</text:span></text:p>
      <text:p text:style-name="P3"><text:span text:style-name="T3">might furnish ample matter on which to dwell./</text:span></text:p>
      <text:p text:style-name="P3"><text:span text:style-name="T3">But I shall not speak of him, nor of the end which, according to/ our finite judgment, he indiscreetly hastened on. <text:s/>As I believe/ in a Being from whom nature has received the power of indistracti-/-bility, </text:span><text:soft-page-break/><text:span text:style-name="T3">and as I believe in the eternity of thoughts and feelings, so/ I believe also that I may trust what is immortal of Hyman Joseph/ Levi to the disposition of his celestial Maker. <text:s/>[Hebrew] <text:s/>"The living-kindness/ of the Lord is from everlasting even to everlasting." <text:s/>Forbearing/ then from speaking of the dead, I shall direct my utterances/ to the living. <text:s/>They who were shocked by the tidings that cast/ a gloom over more than one home, require at my hand such/ assurances as will encourage them to proceed onward in the path/ of usefulness despite drawbacks and hindrances and unkind thrusts./ <text:s/>They must be told that in the sight of the Almighty and in/ that of all the good and true, we are clothed with the </text:span><text:span text:style-name="T2">rank</text:span><text:span text:style-name="T3"> insignia/ of nobility, when we struggle against difficulties and over-/-come them with manliness; that the glory of having/ arisen superior to surrounding troubles is greater in pro-/-portion to the humbleness of our station, and that in all/ reality no higher pleasure can be attained by mortals,/ than that of knowing that they held </text:span><text:span text:style-name="T2">up</text:span><text:span text:style-name="T3"> themselves aloft/ and never sunk under the pressure of adverse circumstances./</text:span></text:p>
      <text:p text:style-name="P3"><text:span text:style-name="T3"/></text:p>
      <text:p text:style-name="P3"><text:span text:style-name="T3">[Page 3]</text:span></text:p>
      <text:p text:style-name="P3"><text:span text:style-name="T3"><text:tab/>But how very very much it depends upon your,/ </text:span><text:span text:style-name="T2">o children</text:span><text:span text:style-name="T3"> sons and daughter of Elias P. Levi to improve a melancholy past!/ <text:s/></text:span><text:span text:style-name="T2">Because</text:span><text:span text:style-name="T3"> Take it as the advice of a friend who has been with you on/ occasions of </text:span><text:span text:style-name="T2">a</text:span><text:span text:style-name="T3"> varied characters, if not as the counsel of a God's/ servant. <text:s/>Your father essentially needs your assistance in carrying the/ burden, which had just begun to be somewhat lightened/ by the exertions of Hyman. <text:s/>You can aid him effectually,/ perhaps not yet in the same manner and extent as the/ dear </text:span><text:span text:style-name="T2">son</text:span><text:span text:style-name="T3"> child with whom he has now to part, but you can aid/ him by a filial affection which studies how to sweeten life/ on all days and at all hours. <text:s/>He has claims on your/ dutifulness and </text:span><text:span text:style-name="T2">on</text:span><text:span text:style-name="T3"> upon an even conduct on your part, attended/ with domestic blessings. <text:s/>I verily believe that this scene/ with all its sadness will be productive of happiness, if/ it is capable of drawing </text:span><text:span text:style-name="T2">now</text:span><text:span text:style-name="T3"> from you a tacit promise/ that by unfailing kindness to one another, by considerate/ and delicate attention to all the members of your parent's/ household, and by tender love to him who labors steadfast-/-ly for your welfare, you will render your home a habi-/-tation of tranquility and peace. <text:s/>Let me pray that/ the Almighty may inspire your hearts with such feelings,/ for your sake and the honor of the Jewish community./</text:span></text:p>
      <text:p text:style-name="P3"><text:span text:style-name="T3"/></text:p>
      <text:p text:style-name="P3"><text:span text:style-name="T3">[Page 4]</text:span></text:p>
      <text:p text:style-name="P3"><text:span text:style-name="T3">Grant it O Eternal Lord! <text:s/>Great is the sorrow into/ which this unforeseen event has plunged a family in/ Israel. <text:s/>Oh command celestial comfort to soothe grief./ <text:s/>Be with the sorely tired father, and endow him with/ the </text:span><text:span text:style-name="T2">capacity</text:span><text:span text:style-name="T3"> power to bear the stroke with pious resignation./ <text:s/>Infuse into his children </text:span><text:span text:style-name="T2">sentiments</text:span><text:span text:style-name="T3"> a spirit of godliness, and vouch-/-safe to give the inmates of this habitation and all their/ relatives a mind to join </text:span><text:span text:style-name="T2">to</text:span><text:span text:style-name="T3"> in smoothing a path hitherto rug-/-ged and steep. <text:s/>May in all </text:span><text:span text:style-name="T2">one m</text:span><text:span text:style-name="T3"> of them be fulfilled/ the sentence of Thy prophet "I will turn their mourning/ into joy and console them." <text:s/>And for the dear/ youth so suddenly brought before Thy august presence we/ also pray. <text:s/>May his shortcomings during his </text:span><text:span text:style-name="T2">short</text:span><text:span text:style-name="T3"> few years'/ pilgrimage on earth be forgiven, and an everlasting/ life of beatitude be apportioned to him among the saints/ who preceded his coming in to the regions of spirituality./ <text:s/>May his entrance be greeted </text:span><text:span text:style-name="T2">among</text:span><text:span text:style-name="T3"> amidst higher intelligences that/ are imparadised in the contemplation of Thee, O author/ of all things, Father of all mankind, Protector and/ Saviour of Thy people Israel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5:28:13.31</meta:creation-date>
    <meta:document-statistic meta:table-count="0" meta:image-count="0" meta:object-count="0" meta:page-count="3" meta:paragraph-count="70" meta:word-count="1072" meta:character-count="6530"/>
    <dc:date>2012-10-31T15:49:44.05</dc:date>
    <meta:editing-duration>PT6M20S</meta:editing-duration>
    <meta:editing-cycles>1</meta:editing-cycles>
    <meta:generator>OpenOffice.org/3.4.1$Win32 OpenOffice.org_project/341m1$Build-9593</meta:generator>
  </office:meta>
</office:document-meta>
</file>